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37a" officeooo:paragraph-rsid="000b237a"/>
    </style:style>
    <style:style style:name="P2" style:family="paragraph" style:parent-style-name="Standard">
      <style:text-properties fo:font-weight="bold" officeooo:rsid="000b237a" officeooo:paragraph-rsid="000b237a" style:font-weight-asian="bold" style:font-weight-complex="bold"/>
    </style:style>
    <style:style style:name="P3" style:family="paragraph" style:parent-style-name="Standard">
      <style:text-properties fo:font-weight="bold" officeooo:rsid="000b237a" officeooo:paragraph-rsid="000b237a" fo:background-color="#fff200" style:font-weight-asian="bold" style:font-weight-complex="bold"/>
    </style:style>
    <style:style style:name="P4" style:family="paragraph" style:parent-style-name="Standard">
      <style:text-properties fo:font-weight="normal" officeooo:rsid="000b237a" officeooo:paragraph-rsid="000b237a" style:font-weight-asian="normal" style:font-weight-complex="normal"/>
    </style:style>
    <style:style style:name="P5" style:family="paragraph" style:parent-style-name="Standard">
      <style:text-properties fo:font-weight="normal" officeooo:rsid="00146c49" officeooo:paragraph-rsid="00146c49" style:font-weight-asian="normal" style:font-weight-complex="normal"/>
    </style:style>
    <style:style style:name="P6" style:family="paragraph" style:parent-style-name="Standard">
      <style:text-properties fo:font-weight="normal" officeooo:rsid="00146c49" officeooo:paragraph-rsid="00161e5f" style:font-weight-asian="normal" style:font-weight-complex="normal"/>
    </style:style>
    <style:style style:name="P7" style:family="paragraph" style:parent-style-name="Standard">
      <style:text-properties fo:font-weight="normal" officeooo:rsid="00146e97" officeooo:paragraph-rsid="00146e97" style:font-weight-asian="normal" style:font-weight-complex="normal"/>
    </style:style>
    <style:style style:name="P8" style:family="paragraph" style:parent-style-name="Standard">
      <style:text-properties fo:font-weight="bold" officeooo:rsid="000b237a" officeooo:paragraph-rsid="000b237a" style:font-weight-asian="bold" style:font-weight-complex="bold"/>
    </style:style>
    <style:style style:name="P9" style:family="paragraph" style:parent-style-name="Standard">
      <style:text-properties fo:font-weight="bold" officeooo:rsid="00161e5f" officeooo:paragraph-rsid="00161e5f" style:font-weight-asian="bold" style:font-weight-complex="bold"/>
    </style:style>
    <style:style style:name="P10" style:family="paragraph" style:parent-style-name="Standard">
      <style:text-properties fo:font-style="italic" fo:font-weight="normal" officeooo:rsid="00161e5f" officeooo:paragraph-rsid="00161e5f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officeooo:rsid="00161e5f" officeooo:paragraph-rsid="00161e5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fbb3" style:font-weight-asian="normal" style:font-weight-complex="normal"/>
    </style:style>
    <style:style style:name="T4" style:family="text">
      <style:text-properties fo:font-weight="normal" officeooo:rsid="00124d7b" style:font-weight-asian="normal" style:font-weight-complex="normal"/>
    </style:style>
    <style:style style:name="T5" style:family="text">
      <style:text-properties fo:font-weight="normal" officeooo:rsid="001407fb" style:font-weight-asian="normal" style:font-weight-complex="normal"/>
    </style:style>
    <style:style style:name="T6" style:family="text">
      <style:text-properties fo:font-weight="normal" officeooo:rsid="00146a1a" style:font-weight-asian="normal" style:font-weight-complex="normal"/>
    </style:style>
    <style:style style:name="T7" style:family="text">
      <style:text-properties fo:font-weight="normal" officeooo:rsid="001871c0" style:font-weight-asian="normal" style:font-weight-complex="normal"/>
    </style:style>
    <style:style style:name="T8" style:family="text">
      <style:text-properties fo:font-weight="normal" officeooo:rsid="001a470b" style:font-weight-asian="normal" style:font-weight-complex="normal"/>
    </style:style>
    <style:style style:name="T9" style:family="text">
      <style:text-properties fo:font-weight="normal" officeooo:rsid="001b83fd" style:font-weight-asian="normal" style:font-weight-complex="normal"/>
    </style:style>
    <style:style style:name="T10" style:family="text">
      <style:text-properties officeooo:rsid="00101a2a"/>
    </style:style>
    <style:style style:name="T11" style:family="text">
      <style:text-properties officeooo:rsid="00107eb2"/>
    </style:style>
    <style:style style:name="T12" style:family="text">
      <style:text-properties officeooo:rsid="00124d7b"/>
    </style:style>
    <style:style style:name="T13" style:family="text">
      <style:text-properties officeooo:rsid="00146e97"/>
    </style:style>
    <style:style style:name="T14" style:family="text">
      <style:text-properties officeooo:rsid="00161e5f"/>
    </style:style>
    <style:style style:name="T15" style:family="text">
      <style:text-properties officeooo:rsid="001666bb"/>
    </style:style>
    <style:style style:name="T16" style:family="text">
      <style:text-properties officeooo:rsid="001759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 name</text:span>: “<text:span text:style-name="T10">Choose display option: Simple or Complex”</text:span></text:p>
      <text:p text:style-name="P2"/>
      <text:p text:style-name="P3">Scope:<text:span text:style-name="T2"> </text:span><text:span text:style-name="T5">When beginning a new game of Ricochet Robots, the Human Player(s) need to choose either a simple or complex game </text:span><text:span text:style-name="T9">display</text:span><text:span text:style-name="T5">.</text:span></text:p>
      <text:p text:style-name="P2"/>
      <text:p text:style-name="P2">Level: <text:span text:style-name="T2">user-goal</text:span></text:p>
      <text:p text:style-name="P2"/>
      <text:p text:style-name="P2">Primary Actor: <text:span text:style-name="T5">Human Player</text:span></text:p>
      <text:p text:style-name="P2"/>
      <text:p text:style-name="P2">Stakeholders and Interests:</text:p>
      <text:p text:style-name="P2"><text:tab/><text:span text:style-name="T2">- </text:span><text:span text:style-name="T5">Human Player</text:span><text:span text:style-name="T2">: When setting up a new game, the </text:span><text:span text:style-name="T5">Human Player</text:span><text:span text:style-name="T2"> </text:span><text:span text:style-name="T4">needs to choose either the simple board setup or the complex board setup before playing the game.</text:span></text:p>
      <text:p text:style-name="P4"><text:tab/>-Game is designed for children so want set up to be implemented behind the scenes with a simple push of a <text:span text:style-name="T12">button for “Simple” or another button for “Complex”.</text:span></text:p>
      <text:p text:style-name="P2"/>
      <text:p text:style-name="P2">Preconditions:</text:p>
      <text:p text:style-name="P2"><text:tab/><text:span text:style-name="T2">-</text:span><text:span text:style-name="T4">The </text:span><text:span text:style-name="T5">Human Player </text:span><text:span text:style-name="T4">must have successfully opened the application and have already selected to play a new game. </text:span></text:p>
      <text:p text:style-name="P2"/>
      <text:p text:style-name="P2">Success <text:span text:style-name="T11">Guarantee</text:span>:</text:p>
      <text:p text:style-name="P2"><text:tab/><text:span text:style-name="T2">- </text:span><text:span text:style-name="T4">The </text:span><text:span text:style-name="T5">Human </text:span><text:span text:style-name="T6">Player </text:span><text:span text:style-name="T5">is aware of their selection of playing the simple or complex game, and is then presented with </text:span><text:span text:style-name="T6">the next menu to </text:span><text:span text:style-name="T5">set up the players.</text:span></text:p>
      <text:p text:style-name="P2"/>
      <text:p text:style-name="P2">Main Success Scenario:</text:p>
      <text:p text:style-name="P2"/>
      <text:p text:style-name="P5">1. <text:span text:style-name="T13">The system provides the Human Player the chance to select one of two options for the display: “Simple” or “Complex”.</text:span></text:p>
      <text:p text:style-name="P7">2. The Human Player selects one of the two options for the display. </text:p>
      <text:p text:style-name="P6">2. The system provides the Human Player with a message confirming their selection. <text:span text:style-name="T14">[Alt1: Human Player accidentally chooses wrong display option]</text:span></text:p>
      <text:p text:style-name="P5">3. The system offers the Human Player the selection to move to the next menu “Setting Up The Players”.</text:p>
      <text:p text:style-name="P5">4. The Human Player selects the option to move to the next menu “Setting Up The Players” <text:span text:style-name="T14">and exit the use case [Use Case Ends]</text:span>.</text:p>
      <text:p text:style-name="P2"/>
      <text:p text:style-name="P9">Alternative Flows:</text:p>
      <text:p text:style-name="P9"/>
      <text:p text:style-name="P10">Alt1: Human Player accidentally chooses wrong <text:span text:style-name="T15">display </text:span>option.</text:p>
      <text:p text:style-name="P10"/>
      <text:p text:style-name="P11">1. The Human Player chooses the correct <text:span text:style-name="T16">display </text:span>option they want to use.</text:p>
      <text:p text:style-name="P11">2. The system provides the Human Player with a message confirming their selection.</text:p>
      <text:p text:style-name="P11">3. Flow resumes at Main Success Scenario Step 3.</text:p>
      <text:p text:style-name="P2"/>
      <text:p text:style-name="P2">Extensions:</text:p>
      <text:p text:style-name="P2"><text:tab/><text:span text:style-name="T2">-At any point the user will have the ability </text:span><text:span text:style-name="T7">to terminate the application.</text:span></text:p>
      <text:p text:style-name="P2"/>
      <text:p text:style-name="P2">Special Requirements:</text:p>
      <text:p text:style-name="P2"><text:tab/><text:span text:style-name="T2">- </text:span><text:span text:style-name="T9">Colours and text fonts that are used must be suitable for all ages (including children) and those with visual impairments, such as colour blindness.</text:span></text:p>
      <text:p text:style-name="P4"><text:soft-page-break/></text:p>
      <text:p text:style-name="P2">Technology and Data Variations List: <text:span text:style-name="T2">N/A</text:span></text:p>
      <text:p text:style-name="P2"/>
      <text:p text:style-name="P2">Frequency of <text:span text:style-name="T11">Occurrence</text:span>:</text:p>
      <text:p text:style-name="P2"><text:tab/>-<text:span text:style-name="T2"> </text:span><text:span text:style-name="T8">The Human Player chooses the display once for one and only one new game.</text:span></text:p>
      <text:p text:style-name="P4"/>
      <text:p text:style-name="P2"><text:span text:style-name="T11">Miscellaneous</text:span>: <text:span text:style-name="T2">N/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8:26:40.699160120</meta:creation-date>
    <dc:date>2020-02-26T21:32:47.374953862</dc:date>
    <meta:editing-duration>PT5H43M56S</meta:editing-duration>
    <meta:editing-cycles>17</meta:editing-cycles>
    <meta:generator>LibreOffice/6.0.5.2$MacOSX_X86_64 LibreOffice_project/54c8cbb85f300ac59db32fe8a675ff7683cd5a16</meta:generator>
    <meta:document-statistic meta:table-count="0" meta:image-count="0" meta:object-count="0" meta:page-count="2" meta:paragraph-count="30" meta:word-count="362" meta:character-count="2145" meta:non-whitespace-character-count="1804"/>
  </office:meta>
</office:document-meta>
</file>